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ffffff" draw:marker-start-width="0.252cm" draw:marker-end-width="0.252cm" draw:fill-color="#e8f2a1" draw:opacity="100%" draw:textarea-horizontal-align="justify" draw:textarea-vertical-align="middle" draw:auto-grow-height="false" fo:min-height="8.132cm" fo:min-width="2.167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ffffff" draw:marker-start-width="0.252cm" draw:marker-end-width="0.252cm" draw:fill-color="#e8f2a1" draw:opacity="100%" draw:textarea-horizontal-align="justify" draw:textarea-vertical-align="middle" draw:auto-grow-height="false" fo:min-height="8.132cm" fo:min-width="2.04cm" fo:padding-top="0.142cm" fo:padding-bottom="0.142cm" fo:padding-left="0.267cm" fo:padding-right="0.267cm"/>
    </style:style>
    <style:style style:name="gr3" style:family="graphic" style:parent-style-name="standard">
      <style:graphic-properties draw:fill-color="#bbe33d" draw:textarea-horizontal-align="justify" draw:textarea-vertical-align="middle" draw:auto-grow-height="false" fo:min-height="1.02cm" fo:min-width="1.024cm"/>
    </style:style>
    <style:style style:name="gr4" style:family="graphic" style:parent-style-name="standard">
      <style:graphic-properties draw:fill-color="#acb20c" draw:textarea-horizontal-align="justify" draw:textarea-vertical-align="middle" draw:auto-grow-height="false" fo:min-height="1.02cm" fo:min-width="1.024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893cm" fo:min-width="1.786cm"/>
    </style:style>
    <style:style style:name="gr6" style:family="graphic" style:parent-style-name="standard">
      <style:graphic-properties draw:fill-color="#355269" draw:textarea-horizontal-align="justify" draw:textarea-vertical-align="middle" draw:auto-grow-height="false" fo:min-height="0.893cm" fo:min-width="1.278cm"/>
    </style:style>
    <style:style style:name="gr7" style:family="graphic" style:parent-style-name="standard">
      <style:graphic-properties draw:fill-color="#50938a" draw:textarea-horizontal-align="justify" draw:textarea-vertical-align="middle" draw:auto-grow-height="false" fo:min-height="0.512cm" fo:min-width="0.77cm"/>
    </style:style>
    <style:style style:name="gr8" style:family="graphic" style:parent-style-name="objectwithoutfill">
      <style:graphic-properties svg:stroke-width="0.028cm" svg:stroke-color="#468a1a" draw:marker-start-width="0.242cm" draw:marker-end="Arrow" draw:marker-end-width="0.342cm" draw:fill="solid" draw:fill-color="#bbe33d" draw:textarea-vertical-align="middle" fo:padding-top="0.139cm" fo:padding-bottom="0.139cm" fo:padding-left="0.264cm" fo:padding-right="0.264cm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fill-color="#b7b3ca" draw:textarea-horizontal-align="justify" draw:textarea-vertical-align="middle" draw:auto-grow-height="false" fo:min-height="0.512cm" fo:min-width="0.77cm"/>
    </style:style>
    <style:style style:name="gr11" style:family="graphic" style:parent-style-name="objectwithoutfill">
      <style:graphic-properties svg:stroke-width="0.035cm" svg:stroke-color="#706e0c" draw:marker-start-width="0.252cm" draw:marker-end="Arrow" draw:marker-end-width="0.352cm" draw:fill="solid" draw:fill-color="#443205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706e0c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fill-color="#b85c00" draw:textarea-horizontal-align="justify" draw:textarea-vertical-align="middle" draw:auto-grow-height="false" fo:min-height="0.385cm" fo:min-width="0.516cm"/>
    </style:style>
    <style:style style:name="gr14" style:family="graphic" style:parent-style-name="objectwithoutfill">
      <style:graphic-properties draw:fill="solid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cm"/>
    </style:style>
    <style:style style:name="P1" style:family="paragraph">
      <loext:graphic-properties draw:fill-color="#e8f2a1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bbe33d"/>
      <style:paragraph-properties fo:text-align="center"/>
    </style:style>
    <style:style style:name="P4" style:family="paragraph">
      <loext:graphic-properties draw:fill-color="#acb20c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355269"/>
      <style:paragraph-properties fo:text-align="center"/>
      <style:text-properties fo:color="#ffffff"/>
    </style:style>
    <style:style style:name="P7" style:family="paragraph">
      <loext:graphic-properties draw:fill-color="#50938a"/>
      <style:paragraph-properties fo:text-align="center"/>
    </style:style>
    <style:style style:name="P8" style:family="paragraph">
      <loext:graphic-properties draw:fill="solid" draw:fill-color="#bbe33d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-color="#b7b3ca"/>
      <style:paragraph-properties fo:text-align="center"/>
    </style:style>
    <style:style style:name="P11" style:family="paragraph">
      <loext:graphic-properties draw:fill="solid" draw:fill-color="#443205"/>
      <style:paragraph-properties fo:text-align="center"/>
    </style:style>
    <style:style style:name="P12" style:family="paragraph">
      <loext:graphic-properties draw:fill-color="#b85c00"/>
      <style:paragraph-properties fo:text-align="center"/>
      <style:text-properties fo:color="#ffffff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P14" style:family="paragraph">
      <loext:graphic-properties draw:fill="none" draw:fill-color="#ffffff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ffffff" fo:font-size="12pt" style:font-size-asian="12pt" style:font-size-complex="12pt"/>
    </style:style>
    <style:style style:name="T6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67cm" svg:height="8.382cm" svg:x="10.271cm" svg:y="4.9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8.382cm" svg:x="14.208cm" svg:y="4.9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8.382cm" svg:x="6.588cm" svg:y="4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" draw:id="id1" draw:layer="layout" svg:width="1.524cm" svg:height="1.27cm" svg:x="7.096cm" svg:y="10.77cm">
          <text:p text:style-name="P2"><text:span text:style-name="T1">priva</text:span><text:span text:style-name="T1">te-a</text:span><text:span text:style-name="T1"><text:line-break/></text:span><text:span text:style-name="T1">subn</text:span><text:span text:style-name="T1">e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9" draw:id="id9" draw:layer="layout" svg:width="1.524cm" svg:height="1.27cm" svg:x="14.716cm" svg:y="6.302cm">
          <text:p text:style-name="P2"><text:span text:style-name="T1">public-c</text:span><text:span text:style-name="T1"><text:line-break/></text:span><text:span text:style-name="T1">subne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1.524cm" svg:height="1.27cm" svg:x="14.716cm" svg:y="10.77cm">
          <text:p text:style-name="P2"><text:span text:style-name="T1">private-c</text:span><text:span text:style-name="T1"><text:line-break/></text:span><text:span text:style-name="T1">subne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8" draw:id="id8" draw:layer="layout" svg:width="1.524cm" svg:height="1.27cm" svg:x="10.842cm" svg:y="6.302cm">
          <text:p text:style-name="P2"><text:span text:style-name="T1">public-b</text:span><text:span text:style-name="T1"><text:line-break/></text:span><text:span text:style-name="T1">subne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1.524cm" svg:height="1.27cm" svg:x="10.842cm" svg:y="10.77cm">
          <text:p text:style-name="P2"><text:span text:style-name="T1">private-b</text:span><text:span text:style-name="T1"><text:line-break/></text:span><text:span text:style-name="T1">subne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6" draw:id="id6" draw:layer="layout" svg:width="1.524cm" svg:height="1.27cm" svg:x="7.096cm" svg:y="6.302cm">
          <draw:glue-point draw:id="4" svg:x="-2.5cm" svg:y="-5cm"/>
          <draw:glue-point draw:id="5" svg:x="4.166cm" svg:y="-5cm"/>
          <text:p text:style-name="P2"><text:span text:style-name="T1">public-a</text:span><text:span text:style-name="T1"><text:line-break/></text:span><text:span text:style-name="T1">subnet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0" draw:id="id10" draw:layer="layout" svg:width="2.286cm" svg:height="1.143cm" svg:x="17.256cm" svg:y="1.254cm">
          <text:p text:style-name="P2"><text:span text:style-name="T2">Internet</text:span><text:span text:style-name="T2"><text:line-break/></text:span><text:span text:style-name="T2">Gateway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" draw:id="id5" draw:layer="layout" svg:width="1.778cm" svg:height="1.143cm" svg:x="1.381cm" svg:y="6.366cm">
          <text:p text:style-name="P2"><text:span text:style-name="T3">NAT</text:span><text:span text:style-name="T3"><text:line-break/></text:span><text:span text:style-name="T3">gateway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2" draw:id="id2" draw:layer="layout" svg:width="1.27cm" svg:height="0.762cm" svg:x="1.635cm" svg:y="9.509cm">
          <text:p text:style-name="P2"><text:span text:style-name="T4">Private</text:span><text:span text:style-name="T4"><text:line-break/></text:span><text:span text:style-name="T4">route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7.858cm" svg:y1="10.77cm" svg:x2="2.905cm" svg:y2="9.89cm" draw:start-shape="id1" draw:start-glue-point="0" draw:end-shape="id2" draw:end-glue-point="1" svg:d="M7858 10770v-880h-4953" svg:viewBox="0 0 4954 881">
          <text:p/>
        </draw:connector>
        <draw:connector draw:style-name="gr8" draw:text-style-name="P8" draw:layer="layout" svg:x1="11.604cm" svg:y1="10.77cm" svg:x2="2.905cm" svg:y2="9.89cm" draw:start-shape="id3" draw:start-glue-point="0" draw:end-shape="id2" draw:end-glue-point="1" svg:d="M11604 10770v-880h-8699" svg:viewBox="0 0 8700 881">
          <text:p/>
        </draw:connector>
        <draw:connector draw:style-name="gr8" draw:text-style-name="P8" draw:layer="layout" svg:x1="15.478cm" svg:y1="10.77cm" svg:x2="2.905cm" svg:y2="9.89cm" draw:start-shape="id4" draw:start-glue-point="0" draw:end-shape="id2" draw:end-glue-point="1" svg:d="M15478 10770v-880h-12573" svg:viewBox="0 0 12574 881">
          <text:p/>
        </draw:connector>
        <draw:connector draw:style-name="gr9" draw:text-style-name="P9" draw:layer="layout" draw:type="line" svg:x1="2.27cm" svg:y1="9.509cm" svg:x2="2.27cm" svg:y2="7.509cm" draw:start-shape="id2" draw:start-glue-point="0" draw:end-shape="id5" draw:end-glue-point="2" svg:d="M2270 9509v-2000" svg:viewBox="0 0 1 2001">
          <text:p/>
        </draw:connector>
        <draw:custom-shape draw:style-name="gr10" draw:text-style-name="P10" xml:id="id7" draw:id="id7" draw:layer="layout" svg:width="1.27cm" svg:height="0.762cm" svg:x="17.764cm" svg:y="3.794cm">
          <text:p text:style-name="P2"><text:span text:style-name="T4">public</text:span><text:span text:style-name="T4"><text:line-break/></text:span><text:span text:style-name="T4">route</text:span></text:p>
          <draw:enhanced-geometry svg:viewBox="0 0 21600 21600" draw:type="rectangle" draw:enhanced-path="M 0 0 L 21600 0 21600 21600 0 21600 0 0 Z N"/>
        </draw:custom-shape>
        <draw:connector draw:style-name="gr11" draw:text-style-name="P11" draw:layer="layout" svg:x1="7.858cm" svg:y1="6.302cm" svg:x2="17.764cm" svg:y2="4.175cm" draw:start-shape="id6" draw:start-glue-point="0" draw:end-shape="id7" draw:end-glue-point="3" svg:d="M7858 6302v-2127h9906" svg:viewBox="0 0 9907 2128">
          <text:p/>
        </draw:connector>
        <draw:connector draw:style-name="gr11" draw:text-style-name="P11" draw:layer="layout" svg:x1="11.604cm" svg:y1="6.302cm" svg:x2="17.764cm" svg:y2="4.175cm" draw:start-shape="id8" draw:start-glue-point="0" draw:end-shape="id7" draw:end-glue-point="3" svg:d="M11604 6302v-2127h6160" svg:viewBox="0 0 6161 2128">
          <text:p/>
        </draw:connector>
        <draw:connector draw:style-name="gr12" draw:text-style-name="P9" draw:layer="layout" svg:x1="15.478cm" svg:y1="6.302cm" svg:x2="17.764cm" svg:y2="4.175cm" draw:start-shape="id9" draw:start-glue-point="0" draw:end-shape="id7" draw:end-glue-point="3" svg:d="M15478 6302v-2127h2286" svg:viewBox="0 0 2287 2128">
          <text:p/>
        </draw:connector>
        <draw:connector draw:style-name="gr9" draw:text-style-name="P9" draw:layer="layout" draw:type="line" svg:x1="18.399cm" svg:y1="3.794cm" svg:x2="18.399cm" svg:y2="2.397cm" draw:start-shape="id7" draw:start-glue-point="0" draw:end-shape="id10" draw:end-glue-point="2" svg:d="M18399 3794v-1397" svg:viewBox="0 0 1 1398">
          <text:p/>
        </draw:connector>
        <draw:custom-shape draw:style-name="gr13" draw:text-style-name="P12" xml:id="id11" draw:id="id11" draw:layer="layout" svg:width="1.016cm" svg:height="0.635cm" svg:x="3.921cm" svg:y="6.62cm">
          <text:p text:style-name="P2"><text:span text:style-name="T5">EIP</text:span></text:p>
          <draw:enhanced-geometry svg:viewBox="0 0 21600 21600" draw:type="rectangle" draw:enhanced-path="M 0 0 L 21600 0 21600 21600 0 21600 0 0 Z N"/>
        </draw:custom-shape>
        <draw:connector draw:style-name="gr14" draw:text-style-name="P9" draw:layer="layout" draw:type="line" svg:x1="3.159cm" svg:y1="6.937cm" svg:x2="3.921cm" svg:y2="6.937cm" draw:start-shape="id5" draw:start-glue-point="1" draw:end-shape="id11" draw:end-glue-point="3" svg:d="M3159 6937h762" svg:viewBox="0 0 763 1">
          <text:p/>
        </draw:connector>
        <draw:connector draw:style-name="gr9" draw:text-style-name="P9" draw:layer="layout" draw:type="line" svg:x1="4.937cm" svg:y1="6.937cm" svg:x2="7.096cm" svg:y2="6.937cm" draw:start-shape="id11" draw:start-glue-point="1" draw:end-shape="id6" draw:end-glue-point="3" svg:d="M4937 6937h2159" svg:viewBox="0 0 2160 1">
          <text:p/>
        </draw:connector>
        <draw:frame draw:style-name="gr15" draw:text-style-name="P13" draw:layer="layout" svg:width="1.624cm" svg:height="0.662cm" svg:x="6.588cm" svg:y="12.53cm">
          <draw:text-box>
            <text:p><text:span text:style-name="T6">zone-a</text:span></text:p>
          </draw:text-box>
        </draw:frame>
        <draw:frame draw:style-name="gr15" draw:text-style-name="P14" draw:layer="layout" svg:width="1.624cm" svg:height="0.662cm" svg:x="10.398cm" svg:y="12.53cm">
          <draw:text-box>
            <text:p><text:span text:style-name="T6">zone-b</text:span></text:p>
          </draw:text-box>
        </draw:frame>
        <draw:frame draw:style-name="gr15" draw:text-style-name="P14" draw:layer="layout" svg:width="1.624cm" svg:height="0.662cm" svg:x="14.235cm" svg:y="12.53cm">
          <draw:text-box>
            <text:p><text:span text:style-name="T6">zone-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25T21:06:17.545658915</meta:creation-date>
    <dc:date>2020-04-25T22:04:02.353629794</dc:date>
    <meta:editing-duration>PT11M46S</meta:editing-duration>
    <meta:editing-cycles>3</meta:editing-cycles>
    <meta:generator>LibreOffice/6.3.2.2$Linux_X86_64 LibreOffice_project/30$Build-2</meta:generator>
    <meta:document-statistic meta:object-count="27"/>
  </office:meta>
</office:document-meta>
</file>